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9e2f" officeooo:paragraph-rsid="00089e2f"/>
    </style:style>
    <style:style style:name="P2" style:family="paragraph" style:parent-style-name="Preformatted_20_Text">
      <style:text-properties fo:color="#000000" officeooo:rsid="00089e2f" officeooo:paragraph-rsid="00089e2f" fo:background-color="#ff6600"/>
    </style:style>
    <style:style style:name="P3" style:family="paragraph" style:parent-style-name="Preformatted_20_Text">
      <style:text-properties officeooo:rsid="00089e2f" officeooo:paragraph-rsid="00089e2f" fo:background-color="#ff6600"/>
    </style:style>
    <style:style style:name="P4" style:family="paragraph" style:parent-style-name="Preformatted_20_Text">
      <style:text-properties officeooo:paragraph-rsid="00089e2f"/>
    </style:style>
    <style:style style:name="P5" style:family="paragraph" style:parent-style-name="Preformatted_20_Text">
      <style:text-properties officeooo:paragraph-rsid="000c9434"/>
    </style:style>
    <style:style style:name="P6" style:family="paragraph" style:parent-style-name="Preformatted_20_Text">
      <style:text-properties officeooo:paragraph-rsid="000f6cfa"/>
    </style:style>
    <style:style style:name="P7" style:family="paragraph" style:parent-style-name="Preformatted_20_Text">
      <style:text-properties officeooo:paragraph-rsid="00089e2f"/>
    </style:style>
    <style:style style:name="T1" style:family="text">
      <style:text-properties officeooo:rsid="0009b398"/>
    </style:style>
    <style:style style:name="T2" style:family="text">
      <style:text-properties officeooo:rsid="000af707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normal" fo:background-color="#ff6600" loext:char-shading-value="0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 officeooo:rsid="000af707" fo:background-color="#ff6600" loext:char-shading-value="0"/>
    </style:style>
    <style:style style:name="T5" style:family="text">
      <style:text-properties fo:font-variant="normal" fo:text-transform="none" fo:color="#000000" style:font-name="arial" fo:font-size="9.75pt" fo:letter-spacing="normal" fo:font-style="normal" fo:font-weight="normal" officeooo:rsid="000c9434" fo:background-color="#ff6600" loext:char-shading-value="0"/>
    </style:style>
    <style:style style:name="T6" style:family="text">
      <style:text-properties fo:font-variant="normal" fo:text-transform="none" fo:color="#000000" style:font-name="arial" fo:font-size="9.75pt" fo:letter-spacing="normal" fo:font-style="normal" fo:font-weight="normal" officeooo:rsid="000e18a8" fo:background-color="#ff6600" loext:char-shading-value="0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normal" officeooo:rsid="00089e2f" fo:background-color="#ff6600" loext:char-shading-value="0"/>
    </style:style>
    <style:style style:name="T8" style:family="text">
      <style:text-properties officeooo:rsid="00089e2f" fo:background-color="#ff6600" loext:char-shading-value="0"/>
    </style:style>
    <style:style style:name="T9" style:family="text">
      <style:text-properties officeooo:rsid="000b2b60" fo:background-color="#ff6600" loext:char-shading-value="0"/>
    </style:style>
    <style:style style:name="T10" style:family="text">
      <style:text-properties officeooo:rsid="000b2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-&gt;URL</text:p>
      <text:p text:style-name="P1"/>
      <text:p text:style-name="P1">用户名-&gt;UserName</text:p>
      <text:p text:style-name="P1">UID-&gt;UID</text:p>
      <text:p text:style-name="P1">空间访问量-&gt;NumSpaceVisited</text:p>
      <text:p text:style-name="P1">邮箱状态-&gt;EmailStatus</text:p>
      <text:p text:style-name="P1">视频状态-&gt;VideoAuthentication</text:p>
      <text:p text:style-name="P2">（个人签名）-&gt;Signature</text:p>
      <text:p text:style-name="P1">好友数-&gt;NumFriends</text:p>
      <text:p text:style-name="P1">回帖数-&gt;NumReply</text:p>
      <text:p text:style-name="P1">主题数-&gt;NumPosts</text:p>
      <text:p text:style-name="P3">分享数-&gt;NumShare</text:p>
      <text:p text:style-name="P1"/>
      <text:p text:style-name="P1">性别-&gt;Sex</text:p>
      <text:p text:style-name="P1">生日-&gt;Birthday</text:p>
      <text:p text:style-name="P1">（学历）-&gt;Education</text:p>
      <text:p text:style-name="P3">（交友目的）-<text:span text:style-name="T1">&gt;MakeFriendsAim</text:span></text:p>
      <text:p text:style-name="P1">（出生地）-&gt;Hometown</text:p>
      <text:p text:style-name="P1">（居住地）-&gt;CurrentResidence</text:p>
      <text:p text:style-name="P1">（个人主页）-&gt;HomePage</text:p>
      <text:p text:style-name="P1"/>
      <text:p text:style-name="P3">累计签到天数-<text:span text:style-name="T10">&gt;AllSignInTime</text:span></text:p>
      <text:p text:style-name="P3">本月签到天数-<text:span text:style-name="T10">&gt;ThisMonthSignInTime</text:span></text:p>
      <text:p text:style-name="P3">上次签到时间-<text:span text:style-name="T10">&gt;LastSignInTime</text:span></text:p>
      <text:p text:style-name="P3">获得总奖励-<text:span text:style-name="T10">&gt;AllReward</text:span></text:p>
      <text:p text:style-name="P3">签到等级-<text:span text:style-name="T10">&gt;SignInLevel</text:span></text:p>
      <text:p text:style-name="P1"/>
      <text:p text:style-name="P1">（勋章）-&gt;Medal</text:p>
      <text:p text:style-name="P1"/>
      <text:p text:style-name="P4"><text:span text:style-name="T8">认证-&gt;</text:span><text:span text:style-name="T9">Q</text:span><text:span text:style-name="Emphasis"><text:span text:style-name="T3">ualification</text:span></text:span></text:p>
      <text:p text:style-name="P1"/>
      <text:p text:style-name="P1">（管理板块）-&gt;AdminModule</text:p>
      <text:p text:style-name="P1"/>
      <text:p text:style-name="P1">（管理组）-&gt;LevelAdministrator</text:p>
      <text:p text:style-name="P1">用户组-&gt;LevelUserGroup</text:p>
      <text:p text:style-name="P1">在线时间-&gt;TimeOnline</text:p>
      <text:p text:style-name="P1">注册时间-&gt;RegistrationData</text:p>
      <text:p text:style-name="P1">最后访问时间-&gt;DataLastAccessed</text:p>
      <text:p text:style-name="P1">（注册IP）-&gt;IPRegistered</text:p>
      <text:p text:style-name="P1">（上次访问IP）-&gt;IPLastVisited</text:p>
      <text:p text:style-name="P1">上次活动时间-&gt;DataLastAccessed</text:p>
      <text:p text:style-name="P1">上次发表时间-&gt;DataLastPosted</text:p>
      <text:p text:style-name="P1">所在时区-&gt;TimeZone</text:p>
      <text:p text:style-name="P1"/>
      <text:p text:style-name="P1">已用空间-&gt;UsedSpace</text:p>
      <text:p text:style-name="P1">积分-&gt;MemberPoints</text:p>
      <text:p text:style-name="P1">威望-&gt;Prestige</text:p>
      <text:p text:style-name="P1">天涯币-&gt;tianya-Money</text:p>
      <text:p text:style-name="P1">贡献值-&gt;Contribution</text:p>
      <text:p text:style-name="P1">银元-&gt;sliver-Money</text:p>
      <text:p text:style-name="P3">下载点-<text:span text:style-name="T2">&gt;DownloadPoint</text:span></text:p>
      <text:p text:style-name="P4"><text:span text:style-name="T8">荣誉-&gt;</text:span><text:span text:style-name="Emphasis"><text:span text:style-name="T3">Honours</text:span></text:span></text:p>
      <text:p text:style-name="P1">交易币-&gt;deal-Money</text:p>
      <text:p text:style-name="P4"><text:span text:style-name="T8">诚信度-&gt;Hon</text:span><text:span text:style-name="Emphasis"><text:span text:style-name="T3">esty</text:span></text:span><text:span text:style-name="Emphasis"><text:span text:style-name="T4">Level</text:span></text:span></text:p>
      <text:p text:style-name="P4"><text:span text:style-name="Emphasis"><text:span text:style-name="T4"/></text:span></text:p>
      <text:p text:style-name="P5"><text:span text:style-name="Emphasis"><text:span text:style-name="T5"/></text:span></text:p>
      <text:p text:style-name="P5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2T15:38:44.175019386</dc:date>
    <meta:editing-duration>PT25M1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46" meta:word-count="226" meta:character-count="787" meta:non-whitespace-character-count="787"/>
  </office:meta>
</office:document-meta>
</file>